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90000000902B510939.png" manifest:media-type="image/png"/>
  <manifest:file-entry manifest:full-path="Pictures/2000001200003E86000003FC0048B9BB.wmf" manifest:media-type=""/>
  <manifest:file-entry manifest:full-path="Pictures/2000001200003E86000003FCD0334208.wmf" manifest:media-type=""/>
  <manifest:file-entry manifest:full-path="Pictures/2000001000003E86000003FC41428412.wmf" manifest:media-type=""/>
  <manifest:file-entry manifest:full-path="Pictures/TablePreview9.svm" manifest:media-type=""/>
  <manifest:file-entry manifest:full-path="Pictures/100002010000009000000090D77E01A0.png" manifest:media-type="image/png"/>
  <manifest:file-entry manifest:full-path="Pictures/100002010000009000000090F2DF2E78.png" manifest:media-type="image/png"/>
  <manifest:file-entry manifest:full-path="Pictures/TablePreview8.svm" manifest:media-type=""/>
  <manifest:file-entry manifest:full-path="Pictures/100002010000009000000090CEA6D4F3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10000000000003A5000001D415D167DF.jpg" manifest:media-type="image/jpeg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200000110000654B00000E30F99A631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Helvetica1" svg:font-family="Helvetica"/>
    <style:font-face style:name="Times New Roman1" svg:font-family="'Times New Roman'"/>
    <style:font-face style:name="Arial2" svg:font-family="Arial" style:font-family-generic="swiss"/>
    <style:font-face style:name="Century Gothic" svg:font-family="'Century Gothic'" style:font-family-generic="swiss"/>
    <style:font-face style:name="Arial" svg:font-family="Arial" style:font-pitch="variable"/>
    <style:font-face style:name="Calibri" svg:font-family="Calibri" style:font-pitch="variable"/>
    <style:font-face style:name="Century Gothic2" svg:font-family="'Century Gothic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entury Gothic1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159cm, 0cm, 0cm)" draw:image-opacity="100%" style:mirror="none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203cm, 0cm, 0cm)" draw:image-opacity="100%" style:mirror="none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991cm, 0cm, 0cm)" draw:image-opacity="100%" style:mirror="none"/>
    </style:style>
    <style:style style:name="pr1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re_20_et_20_contenu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Titre_20_et_20_contenu-notes">
      <style:graphic-properties draw:fill-color="#ffffff" fo:min-height="13.364cm"/>
    </style:style>
    <style:style style:name="co1" style:family="table-column">
      <style:table-column-properties style:column-width="11.801cm" style:use-optimal-column-width="false"/>
    </style:style>
    <style:style style:name="co2" style:family="table-column">
      <style:table-column-properties style:column-width="12.201cm" style:use-optimal-column-width="false"/>
    </style:style>
    <style:style style:name="co3" style:family="table-column">
      <style:table-column-properties style:column-width="7.416cm" style:use-optimal-column-width="false"/>
    </style:style>
    <style:style style:name="co4" style:family="table-column">
      <style:table-column-properties style:column-width="3cm" style:use-optimal-column-width="false"/>
    </style:style>
    <style:style style:name="co5" style:family="table-column">
      <style:table-column-properties style:column-width="3.4cm" style:use-optimal-column-width="false"/>
    </style:style>
    <style:style style:name="co6" style:family="table-column">
      <style:table-column-properties style:column-width="3.2cm" style:use-optimal-column-width="false"/>
    </style:style>
    <style:style style:name="co7" style:family="table-column">
      <style:table-column-properties style:column-width="2.997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co9" style:family="table-column">
      <style:table-column-properties style:column-width="3.657cm" style:use-optimal-column-width="false"/>
    </style:style>
    <style:style style:name="co10" style:family="table-column">
      <style:table-column-properties style:column-width="3.345cm" style:use-optimal-column-width="false"/>
    </style:style>
    <style:style style:name="co11" style:family="table-column">
      <style:table-column-properties style:column-width="3.829cm" style:use-optimal-column-width="false"/>
    </style:style>
    <style:style style:name="co12" style:family="table-column">
      <style:table-column-properties style:column-width="4.068cm" style:use-optimal-column-width="false"/>
    </style:style>
    <style:style style:name="co13" style:family="table-column">
      <style:table-column-properties style:column-width="4.379cm" style:use-optimal-column-width="false"/>
    </style:style>
    <style:style style:name="co14" style:family="table-column">
      <style:table-column-properties style:column-width="2.666cm" style:use-optimal-column-width="false"/>
    </style:style>
    <style:style style:name="co15" style:family="table-column">
      <style:table-column-properties style:column-width="2.674cm" style:use-optimal-column-width="false"/>
    </style:style>
    <style:style style:name="co16" style:family="table-column">
      <style:table-column-properties style:column-width="4.2cm" style:use-optimal-column-width="false"/>
    </style:style>
    <style:style style:name="co17" style:family="table-column">
      <style:table-column-properties style:column-width="9.901cm" style:use-optimal-column-width="false"/>
    </style:style>
    <style:style style:name="ro1" style:family="table-row">
      <style:table-row-properties style:row-height="1.457cm"/>
    </style:style>
    <style:style style:name="ro2" style:family="table-row">
      <style:table-row-properties style:row-height="5.599cm"/>
    </style:style>
    <style:style style:name="ro3" style:family="table-row">
      <style:table-row-properties style:row-height="1.062cm"/>
    </style:style>
    <style:style style:name="ro4" style:family="table-row">
      <style:table-row-properties style:row-height="5.617cm"/>
    </style:style>
    <style:style style:name="ro5" style:family="table-row">
      <style:table-row-properties style:row-height="1.894cm"/>
    </style:style>
    <style:style style:name="ro6" style:family="table-row">
      <style:table-row-properties style:row-height="2.659cm"/>
    </style:style>
    <style:style style:name="ro7" style:family="table-row">
      <style:table-row-properties style:row-height="1.191cm"/>
    </style:style>
    <style:style style:name="ro8" style:family="table-row">
      <style:table-row-properties style:row-height="2.452cm"/>
    </style:style>
    <style:style style:name="ro9" style:family="table-row">
      <style:table-row-properties style:row-height="0.602cm"/>
    </style:style>
    <style:style style:name="ro10" style:family="table-row">
      <style:table-row-properties style:row-height="1.677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0.517cm"/>
    </style:style>
    <style:style style:name="ro13" style:family="table-row">
      <style:table-row-properties style:row-height="0.736cm"/>
    </style:style>
    <style:style style:name="ce1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border="0.48pt solid #000000"/>
    </style:style>
    <style:style style:name="ce2" style:family="table-cell">
      <style:graphic-properties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4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style:graphic-properties draw:fill="none" style:repeat="repeat" draw:textarea-vertical-align="middle" fo:padding-top="0.127cm" fo:padding-bottom="0.127cm" fo:padding-left="0.254cm" fo:padding-right="0.254cm"/>
      <style:paragraph-properties fo:border-left="none" fo:border-right="none" fo:border-top="0.48pt solid #c0504d" fo:border-bottom="0.48pt solid #c0504d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none" fo:border-top="0.48pt solid #c0504d" fo:border-bottom="0.48pt solid #c0504d"/>
    </style:style>
    <style:style style:name="ce7" style:family="table-cell">
      <style:graphic-properties draw:fill="solid" draw:fill-color="#c0504d" draw:opacity="20%" style:repeat="repeat" draw:textarea-vertical-align="top" fo:padding-top="0.127cm" fo:padding-bottom="0.127cm" fo:padding-left="0.254cm" fo:padding-right="0.254cm"/>
      <style:paragraph-properties fo:border-left="none" fo:border-right="none" fo:border-top="0.48pt solid #c0504d" fo:border-bottom="0.48pt solid #c0504d"/>
    </style:style>
    <style:style style:name="ce8" style:family="table-cell">
      <style:graphic-properties draw:fill="none" style:repeat="repeat" draw:textarea-vertical-align="middle" fo:padding-top="0cm" fo:padding-bottom="0cm" fo:padding-left="0cm" fo:padding-right="0cm"/>
      <style:paragraph-properties fo:border-left="none" fo:border-right="none" fo:border-top="0.48pt solid #c0504d" fo:border-bottom="0.48pt solid #c0504d"/>
    </style:style>
    <style:style style:name="ce9" style:family="table-cell">
      <style:graphic-properties draw:fill="solid" draw:fill-color="#ffffff" style:repeat="repeat" draw:textarea-vertical-align="middle" fo:padding-top="0cm" fo:padding-bottom="0cm" fo:padding-left="0cm" fo:padding-right="0cm"/>
      <style:paragraph-properties fo:border="0.48pt solid #000000"/>
    </style:style>
    <style:style style:name="ce10" style:family="table-cell">
      <style:graphic-properties style:repeat="repeat"/>
    </style:style>
    <style:style style:name="ce1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12" style:family="table-cell">
      <style:graphic-properties draw:fill="none" style:repeat="repeat" draw:textarea-vertical-align="middle" fo:padding-top="0cm" fo:padding-bottom="0cm" fo:padding-left="0.2cm" fo:padding-right="0.2cm"/>
      <style:paragraph-properties fo:border-left="0.48pt solid #000000" fo:border-right="0.48pt solid #ffffff" fo:border-top="0.48pt solid #ffffff" fo:border-bottom="1.5pt solid #ffffff"/>
    </style:style>
    <style:style style:name="ce13" style:family="table-cell">
      <style:graphic-properties draw:fill="none" style:repeat="repeat" draw:textarea-vertical-align="middle" fo:padding-top="0cm" fo:padding-bottom="0cm" fo:padding-left="0.2cm" fo:padding-right="0.2cm"/>
      <style:paragraph-properties fo:border-left="0.48pt solid #ffffff" fo:border-right="0.48pt solid #ffffff" fo:border-top="0.48pt solid #ffffff" fo:border-bottom="1.5pt solid #ffffff"/>
    </style:style>
    <style:style style:name="ce14" style:family="table-cell">
      <style:graphic-properties draw:fill="solid" draw:fill-color="#f2dcdb" style:repeat="repeat" draw:textarea-vertical-align="middle" fo:padding-top="0cm" fo:padding-bottom="0cm" fo:padding-left="0.2cm" fo:padding-right="0.2cm"/>
      <style:paragraph-properties fo:border-left="0.48pt solid #000000" fo:border-right="0.48pt solid #ffffff" fo:border-top="0.48pt solid #ffffff" fo:border-bottom="0.48pt solid #ffffff"/>
    </style:style>
    <style:style style:name="ce15" style:family="table-cell">
      <style:graphic-properties draw:fill="solid" draw:fill-color="#f2dcdb" style:repeat="repeat" draw:textarea-vertical-align="middle" fo:padding-top="0cm" fo:padding-bottom="0cm" fo:padding-left="0.2cm" fo:padding-right="0.2cm"/>
      <style:paragraph-properties fo:border="0.48pt solid #ffffff"/>
    </style:style>
    <style:style style:name="ce16" style:family="table-cell">
      <style:graphic-properties draw:fill="none" style:repeat="repeat" draw:textarea-vertical-align="middle" fo:padding-top="0cm" fo:padding-bottom="0cm" fo:padding-left="0.2cm" fo:padding-right="0.2cm"/>
      <style:paragraph-properties fo:border-left="0.48pt solid #000000" fo:border-right="0.48pt solid #ffffff" fo:border-top="0.48pt solid #ffffff" fo:border-bottom="0.48pt solid #ffffff"/>
    </style:style>
    <style:style style:name="P1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.953cm" fo:margin-right="0cm" fo:margin-top="0.141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20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top="0cm" fo:margin-bottom="0cm" fo:line-height="100%" fo:text-align="start" style:writing-mode="lr-tb"/>
      <style:text-properties fo:font-size="12pt"/>
    </style:style>
    <style:style style:name="P12" style:family="paragraph">
      <style:paragraph-properties fo:text-align="start" style:font-independent-line-spacing="true"/>
      <style:text-properties fo:font-size="12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bleau de bord – Suivi de projet: XXXX" draw:style-name="dp1" draw:master-page-name="Titre_20_et_20_contenu" presentation:presentation-page-layout-name="AL1T11">
        <draw:frame draw:name="Espace réservé du numéro de diapositive 4" presentation:style-name="pr1" draw:text-style-name="P2" draw:layer="layout" svg:width="5.926cm" svg:height="1.013cm" svg:x="18.203cm" svg:y="17.6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Titre 2" presentation:style-name="pr2" draw:text-style-name="P4" draw:layer="layout" svg:width="23.507cm" svg:height="3.174cm" svg:x="0.498cm" svg:y="0.763cm" presentation:class="title" presentation:user-transformed="true">
          <draw:text-box>
            <text:p text:style-name="P3"><text:span text:style-name="T2">Tableau de bord – Suivi de projet: XXXX</text:span></text:p>
          </draw:text-box>
        </draw:frame>
        <draw:frame draw:name="Espace réservé du contenu 3" presentation:style-name="pr3" draw:text-style-name="P6" draw:layer="layout" svg:width="24.202cm" svg:height="12.571cm" svg:x="0.498cm" svg:y="4.445cm" presentation:class="outline" presentation:user-transformed="true">
          <draw:text-box>
            <text:p xml:id="id1" text:id="id1" text:style-name="P5"><text:span text:style-name="T3">Réalisations depuis le </text:span><text:span text:style-name="T4">(Préciser la date du dernier coproj)</text:span></text:p>
            <text:p text:style-name="P5"><text:span text:style-name="T4"/></text:p>
            <text:p xml:id="id2" text:id="id2" text:style-name="P5"><text:span text:style-name="T3">Suivi des activités</text:span></text:p>
            <text:p text:style-name="P5"><text:span text:style-name="T3"/></text:p>
            <text:p xml:id="id3" text:id="id3" text:style-name="P5"><text:span text:style-name="T3">Suivi des charges</text:span></text:p>
            <text:p text:style-name="P5"><text:span text:style-name="T3"/></text:p>
            <text:p xml:id="id4" text:id="id4" text:style-name="P5"><text:span text:style-name="T3">Synthèse « Météo »</text:span></text:p>
          </draw:text-box>
        </draw:frame>
        <draw:frame draw:name="Espace réservé du pied de page 3" presentation:style-name="pr4" draw:text-style-name="P7" draw:layer="layout" svg:width="8.042cm" svg:height="1.013cm" svg:x="8.678cm" svg:y="17.657cm" presentation:class="footer" presentation:user-transformed="true">
          <draw:text-box>
            <text:p text:style-name="P1"><text:span text:style-name="T5">Réf. Du fichier – Dat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ivi des activités&#10;Période du JJ/MM/AA au  JJ/MM/AA &#10;" draw:style-name="dp1" draw:master-page-name="Titre_20_et_20_contenu" presentation:presentation-page-layout-name="AL1T11">
        <draw:frame draw:name="Titre 1" presentation:style-name="pr2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2">Suivi des activités</text:span><text:span text:style-name="T2"><text:line-break/></text:span><text:span text:style-name="T2">Période du JJ/MM/AA au <text:s/>JJ/MM/AA </text:span><text:span text:style-name="T2"><text:line-break/></text:span><text:span text:style-name="T2"/></text:p>
          </draw:text-box>
        </draw:frame>
        <draw:frame draw:name="Espace réservé du numéro de diapositive 4" presentation:style-name="pr1" draw:text-style-name="P2" draw:layer="layout" svg:width="5.926cm" svg:height="1.013cm" svg:x="18.203cm" svg:y="17.6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Espace réservé du contenu 5" draw:style-name="standard" draw:layer="layout" svg:width="24.001cm" svg:height="7.055cm" svg:x="0.899cm" svg:y="3.72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6">Réalisations et événements majeurs sur la période</text:span></text:p>
              </table:table-cell>
              <table:table-cell>
                <text:p text:style-name="P9"><text:span text:style-name="T6">Réalisations et événements majeurs sur la période à venir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7"/></text:p>
                <text:p text:style-name="P10"><text:span text:style-name="T8">Préciser les tâches accomplies et évènements marquant ayant pu ou eu un impact sur le projet.</text:span></text:p>
                <text:p text:style-name="P10"><text:span text:style-name="T8">( Unité de mesure: 0,5j/h)</text:span></text:p>
                <text:p text:style-name="P10"><text:span text:style-name="T8"/></text:p>
                <text:p text:style-name="P10"><text:span text:style-name="T7"/></text:p>
                <text:p text:style-name="P10"><text:span text:style-name="T9"/></text:p>
              </table:table-cell>
              <table:table-cell>
                <text:p text:style-name="P10"><text:span text:style-name="T10"/></text:p>
                <text:p text:style-name="P10"><text:span text:style-name="T8">Préciser les tâches accomplies et évènements marquant pouvant avoir un impact sur le projet.</text:span></text:p>
                <text:p text:style-name="P10"><text:span text:style-name="T8">( Unité de mesure: 0,5j/h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au 7" draw:style-name="standard" draw:layer="layout" svg:width="24.001cm" svg:height="6.678cm" svg:x="0.899cm" svg:y="10.525cm">
          <table:table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9"><text:span text:style-name="T6">Principaux risques identifiés</text:span></text:p>
              </table:table-cell>
              <table:table-cell>
                <text:p text:style-name="P9"><text:span text:style-name="T6">Arbitrages ou décisions demandés à la MOA ou la MOE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8"/></text:p>
                <text:p text:style-name="P10"><text:span text:style-name="T8">Indiquer les risques pouvant avoir un impact sur le projet (ex. délai, charges, …)</text:span></text:p>
              </table:table-cell>
              <table:table-cell>
                <text:p text:style-name="P10"><text:span text:style-name="T10"/></text:p>
                <text:p text:style-name="P10"><text:span text:style-name="T10">Lister des points en attente de réponse et pouvant avoir un impact sur le déroulement du projet (ex.: Retard sur la livraison des livrables)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Espace réservé du pied de page 3" draw:style-name="gr2" draw:text-style-name="P12" draw:layer="layout" svg:width="8.042cm" svg:height="1.013cm" svg:x="8.3cm" svg:y="17.726cm">
          <text:p text:style-name="P11"><text:span text:style-name="T1">Réf. Du fichier – 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ncement des tâches&#10;Période du JJ/MM/AA au  JJ/MM/AA &#10;" draw:style-name="dp1" draw:master-page-name="Titre_20_et_20_contenu" presentation:presentation-page-layout-name="AL1T11">
        <draw:frame draw:name="Titre 1" presentation:style-name="pr2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2">Avancement des tâches</text:span><text:span text:style-name="T2"><text:line-break/></text:span><text:span text:style-name="T2">Période du JJ/MM/AA au <text:s/>JJ/MM/AA </text:span><text:span text:style-name="T2"><text:line-break/></text:span><text:span text:style-name="T2"/></text:p>
          </draw:text-box>
        </draw:frame>
        <draw:frame draw:name="Espace réservé du numéro de diapositive 4" presentation:style-name="pr1" draw:text-style-name="P2" draw:layer="layout" svg:width="5.926cm" svg:height="1.013cm" svg:x="18.203cm" svg:y="17.6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Tableau 5" draw:style-name="standard" draw:layer="layout" svg:width="24.017cm" svg:height="9.469cm" svg:x="0.632cm" svg:y="4.72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>
                <text:p text:style-name="P9"><text:span text:style-name="T11">En %</text:span></text:p>
              </table:table-cell>
            </table:table-row>
            <table:table-row table:style-name="ro5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Tableau 7" draw:style-name="standard" draw:layer="layout" svg:width="23.401cm" svg:height="13.377cm" svg:x="1.099cm" svg:y="4.524cm">
          <table:table>
            <table:table-column table:style-name="co6"/>
            <table:table-column table:style-name="co6"/>
            <table:table-column table:style-name="co6"/>
            <table:table-column table:style-name="co5"/>
            <table:table-column table:style-name="co5"/>
            <table:table-column table:style-name="co9"/>
            <table:table-column table:style-name="co10"/>
            <table:table-row table:style-name="ro6" table:default-cell-style-name="ce5">
              <table:table-cell>
                <text:p text:style-name="P9"><text:span text:style-name="T6">Nom (et N° de réf.) de la tâche</text:span></text:p>
              </table:table-cell>
              <table:table-cell>
                <text:p text:style-name="P9"><text:span text:style-name="T6">Nom du responsable</text:span></text:p>
              </table:table-cell>
              <table:table-cell>
                <text:p text:style-name="P9"><text:span text:style-name="T6">Personnes affectées</text:span></text:p>
              </table:table-cell>
              <table:table-cell>
                <text:p text:style-name="P9"><text:span text:style-name="T6">Début de la tâche</text:span></text:p>
              </table:table-cell>
              <table:table-cell>
                <text:p text:style-name="P9"><text:span text:style-name="T6">Date de fin estimée</text:span></text:p>
              </table:table-cell>
              <table:table-cell>
                <text:p text:style-name="P13"><text:span text:style-name="T6"/></text:p>
                <text:p text:style-name="P13"><text:span text:style-name="T6">Date de fin réelle</text:span></text:p>
                <text:p text:style-name="P13"><text:span text:style-name="T6"/></text:p>
              </table:table-cell>
              <table:table-cell table:style-name="ce6">
                <text:p text:style-name="P13"><text:span text:style-name="T6"/></text:p>
                <text:p text:style-name="P13"><text:span text:style-name="T6">Avancement</text:span></text:p>
                <text:p text:style-name="P13"><text:span text:style-name="T6"/></text:p>
              </table:table-cell>
            </table:table-row>
            <table:table-row table:style-name="ro7" table:default-cell-style-name="ce7">
              <table:table-cell/>
              <table:table-cell/>
              <table:table-cell>
                <text:p text:style-name="P14"><text:span text:style-name="T12">(Nom)</text:span></text:p>
              </table:table-cell>
              <table:table-cell>
                <text:p text:style-name="P14"><text:span text:style-name="T12">JJ/MM/AA</text:span></text:p>
              </table:table-cell>
              <table:table-cell>
                <text:p text:style-name="P14"><text:span text:style-name="T12">JJ/MM/AA</text:span></text:p>
              </table:table-cell>
              <table:table-cell>
                <text:p text:style-name="P14"><text:span text:style-name="T12">JJ/MM/AA</text:span></text:p>
              </table:table-cell>
              <table:table-cell>
                <text:p text:style-name="P14"><text:span text:style-name="T12">En %</text:span></text:p>
              </table:table-cell>
            </table:table-row>
            <table:table-row table:style-name="ro7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Espace réservé du pied de page 3" presentation:style-name="pr4" draw:text-style-name="P7" draw:layer="layout" svg:width="8.042cm" svg:height="1.013cm" svg:x="8.678cm" svg:y="17.657cm" presentation:class="footer" presentation:user-transformed="true">
          <draw:text-box>
            <text:p text:style-name="P1"><text:span text:style-name="T5">Réf. Du fichier – D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ncement des livrables au JJ/MM/AA &#10;" draw:style-name="dp1" draw:master-page-name="Titre_20_et_20_contenu" presentation:presentation-page-layout-name="AL1T11">
        <draw:frame draw:name="Titre 1" presentation:style-name="pr2" draw:text-style-name="P4" draw:layer="layout" svg:width="22.859cm" svg:height="3.174cm" svg:x="1.499cm" svg:y="1.124cm" presentation:class="title" presentation:user-transformed="true">
          <draw:text-box>
            <text:p text:style-name="P8"><text:span text:style-name="T2">Avancement des livrables au JJ/MM/AA </text:span><text:span text:style-name="T2"><text:line-break/></text:span><text:span text:style-name="T2"/></text:p>
          </draw:text-box>
        </draw:frame>
        <draw:frame draw:name="Espace réservé du numéro de diapositive 4" presentation:style-name="pr1" draw:text-style-name="P2" draw:layer="layout" svg:width="5.926cm" svg:height="1.013cm" svg:x="18.203cm" svg:y="17.6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Tableau 5" draw:style-name="standard" draw:layer="layout" svg:width="24.017cm" svg:height="9.469cm" svg:x="0.632cm" svg:y="4.72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>
                <text:p text:style-name="P9"><text:span text:style-name="T11">En %</text:span></text:p>
              </table:table-cell>
            </table:table-row>
            <table:table-row table:style-name="ro5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Tableau 7" draw:style-name="standard" draw:layer="layout" svg:width="23.401cm" svg:height="14.638cm" svg:x="1.099cm" svg:y="4.524cm">
          <table:table>
            <table:table-column table:style-name="co6"/>
            <table:table-column table:style-name="co6"/>
            <table:table-column table:style-name="co6"/>
            <table:table-column table:style-name="co5"/>
            <table:table-column table:style-name="co5"/>
            <table:table-column table:style-name="co9"/>
            <table:table-column table:style-name="co10"/>
            <table:table-row table:style-name="ro6" table:default-cell-style-name="ce5">
              <table:table-cell>
                <text:p text:style-name="P9"><text:span text:style-name="T6">Nom (référence) du livrables</text:span></text:p>
              </table:table-cell>
              <table:table-cell>
                <text:p text:style-name="P9"><text:span text:style-name="T6">Description courte</text:span></text:p>
              </table:table-cell>
              <table:table-cell>
                <text:p text:style-name="P9"><text:span text:style-name="T6">Valideur</text:span></text:p>
              </table:table-cell>
              <table:table-cell>
                <text:p text:style-name="P9"><text:span text:style-name="T6">Date de livraison théorique</text:span></text:p>
              </table:table-cell>
              <table:table-cell>
                <text:p text:style-name="P9"><text:span text:style-name="T6">Date de livraison révisée</text:span></text:p>
              </table:table-cell>
              <table:table-cell>
                <text:p text:style-name="P13"><text:span text:style-name="T6"/></text:p>
                <text:p text:style-name="P13"><text:span text:style-name="T6">Date de livraison réelle</text:span></text:p>
                <text:p text:style-name="P13"><text:span text:style-name="T6"/></text:p>
              </table:table-cell>
              <table:table-cell table:style-name="ce6">
                <text:p text:style-name="P13"><text:span text:style-name="T6"/></text:p>
                <text:p text:style-name="P13"><text:span text:style-name="T6">Commentaire</text:span></text:p>
                <text:p text:style-name="P13"><text:span text:style-name="T6"/></text:p>
              </table:table-cell>
            </table:table-row>
            <table:table-row table:style-name="ro7" table:default-cell-style-name="ce7">
              <table:table-cell/>
              <table:table-cell/>
              <table:table-cell>
                <text:p text:style-name="P14"><text:span text:style-name="T12">(Nom)</text:span></text:p>
              </table:table-cell>
              <table:table-cell>
                <text:p text:style-name="P14"><text:span text:style-name="T12">JJ/MM/AA</text:span></text:p>
              </table:table-cell>
              <table:table-cell>
                <text:p text:style-name="P14"><text:span text:style-name="T12">JJ/MM/AA</text:span></text:p>
              </table:table-cell>
              <table:table-cell>
                <text:p text:style-name="P14"><text:span text:style-name="T12">JJ/MM/AA</text:span></text:p>
              </table:table-cell>
              <table:table-cell>
                <text:p text:style-name="P14"><text:span text:style-name="T12">En %</text:span></text:p>
              </table:table-cell>
            </table:table-row>
            <table:table-row table:style-name="ro7" table:default-cell-style-name="ce6">
              <table:table-cell>
                <text:p text:style-name="P10"><text:span text:style-name="T13">STBE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7">
              <table:table-cell>
                <text:p text:style-name="P10"><text:span text:style-name="T13">STR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6">
              <table:table-cell>
                <text:p text:style-name="P10"><text:span text:style-name="T13">Kit de livraison</text:span></text:p>
                <text:p text:style-name="P10"><text:span text:style-name="T14"/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7">
              <table:table-cell>
                <text:p text:style-name="P14"><text:span text:style-name="T9">……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name="Espace réservé du pied de page 3" presentation:style-name="pr4" draw:text-style-name="P7" draw:layer="layout" svg:width="8.042cm" svg:height="1.013cm" svg:x="8.678cm" svg:y="17.657cm" presentation:class="footer" presentation:user-transformed="true">
          <draw:text-box>
            <text:p text:style-name="P1"><text:span text:style-name="T5">Réf. Du fichier – D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étéo - Synthèse&#10;" draw:style-name="dp1" draw:master-page-name="Titre_20_et_20_contenu" presentation:presentation-page-layout-name="AL1T11">
        <draw:frame draw:name="Titre 1" presentation:style-name="pr2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2">Météo - Synthèse</text:span><text:span text:style-name="T2"><text:line-break/></text:span><text:span text:style-name="T2"/></text:p>
          </draw:text-box>
        </draw:frame>
        <draw:frame draw:name="Espace réservé du numéro de diapositive 4" presentation:style-name="pr1" draw:text-style-name="P2" draw:layer="layout" svg:width="5.926cm" svg:height="1.013cm" svg:x="18.203cm" svg:y="17.6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Tableau 5" draw:style-name="standard" draw:layer="layout" svg:width="24.001cm" svg:height="7.042cm" svg:x="0.899cm" svg:y="10.725cm">
          <table:table>
            <table:table-column table:style-name="co11"/>
            <table:table-column table:style-name="co11"/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9" table:default-cell-style-name="ce8">
              <table:table-cell>
                <text:p text:style-name="P9"><text:span text:style-name="T6">Détail par livrable</text:span></text:p>
              </table:table-cell>
              <table:table-cell>
                <text:p text:style-name="P9"><text:span text:style-name="T6">Météo</text:span></text:p>
              </table:table-cell>
              <table:table-cell>
                <text:p text:style-name="P9"><text:span text:style-name="T6">Tendance</text:span></text:p>
              </table:table-cell>
              <table:table-cell>
                <text:p text:style-name="P9"><text:span text:style-name="T6">Avancement</text:span></text:p>
              </table:table-cell>
              <table:table-cell>
                <text:p text:style-name="P9"><text:span text:style-name="T6">Commentaire</text:span></text:p>
              </table:table-cell>
              <table:table-cell>
                <text:p text:style-name="P9"><text:span text:style-name="T6">Détail par livrable</text:span></text:p>
              </table:table-cell>
            </table:table-row>
            <table:table-row table:style-name="ro7" table:default-cell-style-name="ce7">
              <table:table-cell/>
              <table:table-cell/>
              <table:table-cell>
                <text:p text:style-name="P14"><text:span text:style-name="T12">(Nom)</text:span></text:p>
              </table:table-cell>
              <table:table-cell>
                <text:p text:style-name="P14"><text:span text:style-name="T12">JJ/MM/AA</text:span></text:p>
              </table:table-cell>
              <table:table-cell>
                <text:p text:style-name="P14"><text:span text:style-name="T12">JJ/MM/AA</text:span></text:p>
              </table:table-cell>
              <table:table-cell>
                <text:p text:style-name="P14"><text:span text:style-name="T12">JJ/MM/AA</text:span></text:p>
              </table:table-cell>
            </table:table-row>
            <table:table-row table:style-name="ro7" table:default-cell-style-name="ce6">
              <table:table-cell>
                <text:p text:style-name="P10"><text:span text:style-name="T13">STB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7">
              <table:table-cell>
                <text:p text:style-name="P10"><text:span text:style-name="T13">STR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>
                <text:p text:style-name="P10"><text:span text:style-name="T13">Kit de livraiso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7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name="Tableau 6" draw:style-name="standard" draw:layer="layout" svg:width="24.001cm" svg:height="2.39cm" svg:x="1.199cm" svg:y="3.835cm">
          <table:table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1" table:default-cell-style-name="ce9">
              <table:table-cell table:number-rows-spanned="3">
                <text:p text:style-name="P9"><text:span text:style-name="T15">Signalétique</text:span></text:p>
              </table:table-cell>
              <table:table-cell table:number-rows-spanned="2"/>
              <table:table-cell table:number-rows-spanned="2"/>
              <table:table-cell table:number-rows-spanned="2"/>
              <table:table-cell table:number-rows-spanned="2"/>
              <table:table-cell table:number-rows-spanned="3">
                <text:p text:style-name="P9"><text:span text:style-name="T15">Tendances</text:span></text:p>
              </table:table-cell>
              <table:table-cell/>
              <table:table-cell/>
              <table:table-cell/>
            </table:table-row>
            <table:table-row table:style-name="ro11" table:default-cell-style-name="ce10"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9" table:number-rows-spanned="2">
                <text:p text:style-name="P9"><text:span text:style-name="T16">Amélioration</text:span></text:p>
              </table:table-cell>
              <table:table-cell table:style-name="ce9" table:number-rows-spanned="2">
                <text:p text:style-name="P9"><text:span text:style-name="T16">Stable</text:span></text:p>
              </table:table-cell>
              <table:table-cell table:style-name="ce9" table:number-rows-spanned="2">
                <text:p text:style-name="P9"><text:span text:style-name="T16">Dégradation</text:span></text:p>
              </table:table-cell>
            </table:table-row>
            <table:table-row table:style-name="ro12" table:default-cell-style-name="ce10">
              <table:covered-table-cell/>
              <table:table-cell table:style-name="ce9">
                <text:p text:style-name="P9"><text:span text:style-name="T16">Normal</text:span></text:p>
              </table:table-cell>
              <table:table-cell table:style-name="ce9">
                <text:p text:style-name="P9"><text:span text:style-name="T16">Risque latent</text:span></text:p>
              </table:table-cell>
              <table:table-cell table:style-name="ce9">
                <text:p text:style-name="P9"><text:span text:style-name="T16">Risque avéré</text:span></text:p>
              </table:table-cell>
              <table:table-cell table:style-name="ce9">
                <text:p text:style-name="P9"><text:span text:style-name="T16">Blocage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8.svm" xlink:type="simple" xlink:show="embed" xlink:actuate="onLoad"/>
        </draw:frame>
        <draw:frame draw:name="Picture 57" draw:style-name="gr3" draw:text-style-name="P15" draw:layer="layout" svg:width="0.999cm" svg:height="0.999cm" svg:x="7.276cm" svg:y="4.061cm">
          <draw:image xlink:href="Pictures/100002010000009000000090D77E01A0.png" xlink:type="simple" xlink:show="embed" xlink:actuate="onLoad">
            <text:p/>
          </draw:image>
        </draw:frame>
        <draw:frame draw:name="Picture 58" draw:style-name="gr3" draw:text-style-name="P15" draw:layer="layout" svg:width="0.999cm" svg:height="0.999cm" svg:x="10.109cm" svg:y="4.061cm">
          <draw:image xlink:href="Pictures/100002010000009000000090F2DF2E78.png" xlink:type="simple" xlink:show="embed" xlink:actuate="onLoad">
            <text:p/>
          </draw:image>
        </draw:frame>
        <draw:frame draw:name="Picture 59" draw:style-name="gr3" draw:text-style-name="P15" draw:layer="layout" svg:width="0.999cm" svg:height="0.999cm" svg:x="12.746cm" svg:y="4.061cm">
          <draw:image xlink:href="Pictures/100002010000009000000090CEA6D4F3.png" xlink:type="simple" xlink:show="embed" xlink:actuate="onLoad">
            <text:p/>
          </draw:image>
        </draw:frame>
        <draw:frame draw:name="Picture 60" draw:style-name="gr4" draw:text-style-name="P15" draw:layer="layout" svg:width="0.999cm" svg:height="1.299cm" svg:x="17.625cm" svg:y="3.911cm">
          <draw:image xlink:href="Pictures/2000001200003E86000003FC0048B9BB.wmf" xlink:type="simple" xlink:show="embed" xlink:actuate="onLoad">
            <text:p/>
          </draw:image>
        </draw:frame>
        <draw:frame draw:name="Picture 61" draw:style-name="gr5" draw:text-style-name="P15" draw:layer="layout" svg:width="0.999cm" svg:height="1.376cm" svg:x="22.676cm" svg:y="3.872cm">
          <draw:image xlink:href="Pictures/2000001200003E86000003FCD0334208.wmf" xlink:type="simple" xlink:show="embed" xlink:actuate="onLoad">
            <text:p/>
          </draw:image>
        </draw:frame>
        <draw:frame draw:name="Picture 62" draw:style-name="gr6" draw:text-style-name="P15" draw:layer="layout" svg:width="0.999cm" svg:height="1.089cm" svg:x="20.122cm" svg:y="4.016cm">
          <draw:image xlink:href="Pictures/2000001000003E86000003FC41428412.wmf" xlink:type="simple" xlink:show="embed" xlink:actuate="onLoad">
            <text:p/>
          </draw:image>
        </draw:frame>
        <draw:frame draw:name="Picture 63" draw:style-name="gr3" draw:text-style-name="P15" draw:layer="layout" svg:width="0.999cm" svg:height="0.999cm" svg:x="4.722cm" svg:y="4.061cm">
          <draw:image xlink:href="Pictures/1000020100000090000000902B510939.png" xlink:type="simple" xlink:show="embed" xlink:actuate="onLoad">
            <text:p/>
          </draw:image>
        </draw:frame>
        <draw:frame draw:name="Tableau 14" draw:style-name="standard" draw:layer="layout" svg:width="24.001cm" svg:height="3.599cm" svg:x="0.899cm" svg:y="6.325cm">
          <table:table>
            <table:table-column table:style-name="co16"/>
            <table:table-column table:style-name="co17"/>
            <table:table-column table:style-name="co17"/>
            <table:table-row table:style-name="ro13">
              <table:table-cell table:style-name="ce11" table:number-rows-spanned="4"/>
              <table:table-cell table:style-name="ce12">
                <text:p text:style-name="P9"><text:span text:style-name="T6">Appréciation générale</text:span></text:p>
              </table:table-cell>
              <table:table-cell table:style-name="ce13">
                <text:p text:style-name="P9"><text:span text:style-name="T6">Avancement</text:span></text:p>
              </table:table-cell>
            </table:table-row>
            <table:table-row table:style-name="ro11">
              <table:covered-table-cell table:style-name="ce10"/>
              <table:table-cell table:style-name="ce14"/>
              <table:table-cell table:style-name="ce15"/>
            </table:table-row>
            <table:table-row table:style-name="ro13" table:default-cell-style-name="ce10">
              <table:covered-table-cell/>
              <table:table-cell table:style-name="ce16" table:number-columns-spanned="2">
                <text:p text:style-name="P9"><text:span text:style-name="T6">Commentaires</text:span></text:p>
              </table:table-cell>
              <table:covered-table-cell/>
            </table:table-row>
            <table:table-row table:style-name="ro7" table:default-cell-style-name="ce10">
              <table:covered-table-cell/>
              <table:table-cell table:style-name="ce14" table:number-columns-spanned="2"/>
              <table:covered-table-cell/>
            </table:table-row>
          </table:table>
          <draw:image xlink:href="Pictures/TablePreview9.svm" xlink:type="simple" xlink:show="embed" xlink:actuate="onLoad"/>
        </draw:frame>
        <draw:custom-shape draw:name="Espace réservé du pied de page 3" draw:style-name="gr2" draw:text-style-name="P12" draw:layer="layout" svg:width="8.042cm" svg:height="1.013cm" svg:x="8.724cm" svg:y="17.661cm">
          <text:p text:style-name="P11"><text:span text:style-name="T1">Réf. Du fichier – Date Copro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Helvetica1" svg:font-family="Helvetica"/>
    <style:font-face style:name="Times New Roman1" svg:font-family="'Times New Roman'"/>
    <style:font-face style:name="Arial2" svg:font-family="Arial" style:font-family-generic="swiss"/>
    <style:font-face style:name="Century Gothic" svg:font-family="'Century Gothic'" style:font-family-generic="swiss"/>
    <style:font-face style:name="Arial" svg:font-family="Arial" style:font-pitch="variable"/>
    <style:font-face style:name="Calibri" svg:font-family="Calibri" style:font-pitch="variable"/>
    <style:font-face style:name="Century Gothic2" svg:font-family="'Century Gothic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entury Gothic1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style:font-family-generic="swiss" style:font-pitch="variable" fo:font-size="20pt" fo:letter-spacing="normal" fo:language="en" fo:country="US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bold" style:font-name-complex="Mangal" style:font-family-complex="Mangal" style:font-family-generic-complex="system" style:font-pitch-complex="variable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entury Gothic1" fo:font-family="'Century Gothic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  <style:text-properties fo:font-size="32pt"/>
    </style:style>
    <style:style style:name="MP7" style:family="paragraph">
      <style:paragraph-properties fo:text-align="start" style:font-independent-line-spacing="true"/>
      <style:text-properties fo:font-size="32pt"/>
    </style:style>
    <style:style style:name="MP8" style:family="paragraph">
      <style:paragraph-properties fo:text-align="start"/>
      <style:text-properties fo:font-size="20pt"/>
    </style:style>
    <style:style style:name="MP9" style:family="paragraph">
      <style:paragraph-properties fo:margin-left="0.953cm" fo:margin-right="0cm" fo:margin-top="0.141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20pt"/>
    </style:style>
    <style:style style:name="MP10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style:font-name="Arial2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itre_20_et_20_contenu" style:display-name="Titre et contenu" style:page-layout-name="PM1" draw:style-name="Mdp1">
      <draw:frame draw:name="Image 5" draw:style-name="Mgr3" draw:text-style-name="MP3" draw:layer="backgroundobjects" svg:width="25.399cm" svg:height="3.58cm" svg:x="0cm" svg:y="0cm">
        <draw:image xlink:href="Pictures/200000110000654B00000E30F99A6314.wmf" xlink:type="simple" xlink:show="embed" xlink:actuate="onLoad">
          <text:p/>
        </draw:image>
      </draw:frame>
      <draw:frame draw:name="Image 3" draw:style-name="Mgr3" draw:text-style-name="MP3" draw:layer="backgroundobjects" svg:width="4.325cm" svg:height="2.169cm" svg:x="0cm" svg:y="16.88cm">
        <draw:image xlink:href="Pictures/10000000000003A5000001D415D167DF.jpg" xlink:type="simple" xlink:show="embed" xlink:actuate="onLoad">
          <text:p/>
        </draw:image>
      </draw:frame>
      <draw:custom-shape draw:name="Rectangle 1" draw:style-name="Mgr4" draw:text-style-name="MP5" draw:layer="backgroundobjects" svg:width="4.325cm" svg:height="1.948cm" svg:x="0cm" svg:y="0.107cm">
        <text:p text:style-name="MP4"><text:span text:style-name="MT1">PiST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Cliquez pour éditer le format du texte-titreCliquez pour modifier le style du titre</text:span></text:p>
        </draw:text-box>
      </draw:frame>
      <draw:frame draw:name="Espace réservé du contenu 2" presentation:style-name="Mpr2" draw:text-style-name="MP13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3">Cliquez pour éditer le format du plan de texte</text:span></text:p>
              <text:list>
                <text:list-item>
                  <text:p text:style-name="MP8"><text:span text:style-name="MT3">Second niveau de plan</text:span></text:p>
                  <text:list>
                    <text:list-item>
                      <text:p text:style-name="MP8"><text:span text:style-name="MT3">Troisième niveau de plan</text:span></text:p>
                      <text:list>
                        <text:list-item>
                          <text:p text:style-name="MP8"><text:span text:style-name="MT3">Quatrième niveau de plan</text:span></text:p>
                          <text:list>
                            <text:list-item>
                              <text:p text:style-name="MP8"><text:span text:style-name="MT3">Cinquième niveau de plan</text:span></text:p>
                              <text:list>
                                <text:list-item>
                                  <text:p text:style-name="MP8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3">Septième niveau de planCliquez pour modifier les styles du texte du masque</text:span></text:p>
          <text:p text:style-name="MP10"><text:span text:style-name="MT4">Deuxième niveau</text:span></text:p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numéro de diapositive 5" presentation:style-name="Mpr3" draw:text-style-name="MP15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23T21:56:41.438000000</dc:date>
    <meta:editing-duration>PT1M37S</meta:editing-duration>
    <meta:editing-cycles>1</meta:editing-cycles>
    <meta:document-statistic meta:object-count="64"/>
    <meta:generator>LibreOffice/4.3.0.4$Windows_x86 LibreOffice_project/62ad5818884a2fc2e5780dd45466868d41009ec0</meta:generator>
  </office:meta>
</office:document-meta>
</file>